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5pt" officeooo:rsid="001c2061" officeooo:paragraph-rsid="001c2061" style:font-size-asian="15pt" style:font-size-complex="15pt"/>
    </style:style>
    <style:style style:name="P2" style:family="paragraph" style:parent-style-name="Standard">
      <style:paragraph-properties fo:text-align="start" style:justify-single-word="false"/>
      <style:text-properties fo:font-size="15pt" officeooo:rsid="001c2061" officeooo:paragraph-rsid="001ddb13" style:font-size-asian="15pt" style:font-size-complex="15pt"/>
    </style:style>
    <style:style style:name="P3" style:family="paragraph" style:parent-style-name="Standard">
      <style:paragraph-properties fo:text-align="justify" style:justify-single-word="false"/>
      <style:text-properties fo:font-size="15pt" officeooo:rsid="001a6743" officeooo:paragraph-rsid="001a6743" style:font-size-asian="15pt" style:font-size-complex="15pt"/>
    </style:style>
    <style:style style:name="P4" style:family="paragraph" style:parent-style-name="Standard">
      <style:paragraph-properties fo:text-align="start" style:justify-single-word="false"/>
      <style:text-properties fo:font-size="15pt" officeooo:rsid="001f5372" officeooo:paragraph-rsid="001f5372" style:font-size-asian="15pt" style:font-size-complex="15pt"/>
    </style:style>
    <style:style style:name="P5" style:family="paragraph" style:parent-style-name="Standard">
      <style:paragraph-properties fo:text-align="start" style:justify-single-word="false"/>
      <style:text-properties fo:font-size="15pt" fo:font-weight="bold" officeooo:rsid="0021654d" officeooo:paragraph-rsid="0021654d"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normal" officeooo:rsid="001a6743" officeooo:paragraph-rsid="001a6743"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2344a0" officeooo:paragraph-rsid="002344a0"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25241e" officeooo:paragraph-rsid="00239032"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25241e" officeooo:paragraph-rsid="00259d5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officeooo:paragraph-rsid="001ddb13"/>
    </style:style>
    <style:style style:name="P11" style:family="paragraph" style:parent-style-name="Standard">
      <style:paragraph-properties fo:text-align="justify" style:justify-single-word="false"/>
      <style:text-properties officeooo:rsid="001a6743" officeooo:paragraph-rsid="001a6743"/>
    </style:style>
    <style:style style:name="P12" style:family="paragraph" style:parent-style-name="Standard">
      <style:paragraph-properties fo:text-align="center" style:justify-single-word="false"/>
      <style:text-properties fo:font-size="20pt" fo:language="it" fo:country="IT" fo:font-style="normal" fo:font-weight="bold" officeooo:rsid="00140568" officeooo:paragraph-rsid="0018a716" style:font-size-asian="20pt" style:font-style-asian="normal" style:font-weight-asian="bold" style:font-size-complex="20pt" style:font-style-complex="normal" style:font-weight-complex="bold"/>
    </style:style>
    <style:style style:name="P13" style:family="paragraph" style:parent-style-name="Standard" style:list-style-name="L1">
      <style:paragraph-properties fo:text-align="start" style:justify-single-word="false"/>
      <style:text-properties fo:font-size="15pt" officeooo:rsid="001ddb13" officeooo:paragraph-rsid="001ddb13" style:font-size-asian="15pt" style:font-size-complex="15pt"/>
    </style:style>
    <style:style style:name="P14" style:family="paragraph" style:parent-style-name="Standard" style:list-style-name="L1">
      <style:paragraph-properties fo:text-align="start" style:justify-single-word="false"/>
      <style:text-properties fo:font-size="15pt" officeooo:rsid="001e2529" officeooo:paragraph-rsid="001e2529" style:font-size-asian="15pt" style:font-size-complex="15pt"/>
    </style:style>
    <style:style style:name="P15" style:family="paragraph" style:parent-style-name="Standard">
      <style:paragraph-properties fo:text-align="start" style:justify-single-word="false"/>
      <style:text-properties fo:font-size="15pt" officeooo:rsid="001475a8" officeooo:paragraph-rsid="0026f9e2" style:font-size-asian="15pt" style:font-size-complex="15pt"/>
    </style:style>
    <style:style style:name="P16" style:family="paragraph" style:parent-style-name="Standard">
      <style:paragraph-properties fo:text-align="start" style:justify-single-word="false"/>
      <style:text-properties fo:font-size="15pt" officeooo:rsid="001475a8" officeooo:paragraph-rsid="00259d55" style:font-size-asian="15pt" style:font-size-complex="15pt"/>
    </style:style>
    <style:style style:name="P17" style:family="paragraph" style:parent-style-name="Standard">
      <style:paragraph-properties fo:text-align="start" style:justify-single-word="false"/>
      <style:text-properties fo:font-size="15pt" officeooo:rsid="000d04cd" officeooo:paragraph-rsid="0026f9e2" style:font-size-asian="15pt" style:font-size-complex="15pt"/>
    </style:style>
    <style:style style:name="P18" style:family="paragraph" style:parent-style-name="Standard">
      <style:paragraph-properties fo:text-align="start" style:justify-single-word="false"/>
      <style:text-properties fo:font-size="15pt" officeooo:rsid="00140104" officeooo:paragraph-rsid="0026f9e2" style:font-size-asian="15pt" style:font-size-complex="15pt"/>
    </style:style>
    <style:style style:name="P19" style:family="paragraph" style:parent-style-name="Standard" style:list-style-name="L2">
      <style:paragraph-properties fo:text-align="start" style:justify-single-word="false"/>
      <style:text-properties fo:font-size="15pt" fo:font-weight="normal" officeooo:rsid="002344a0" officeooo:paragraph-rsid="002344a0" style:font-size-asian="15pt" style:font-weight-asian="normal" style:font-size-complex="15pt" style:font-weight-complex="normal"/>
    </style:style>
    <style:style style:name="P20" style:family="paragraph" style:parent-style-name="Standard" style:list-style-name="L2">
      <style:paragraph-properties fo:text-align="start" style:justify-single-word="false"/>
      <style:text-properties fo:font-size="15pt" fo:font-weight="normal" officeooo:rsid="00239032" officeooo:paragraph-rsid="00239032"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bold" officeooo:rsid="0021654d" officeooo:paragraph-rsid="0026f9e2" style:font-size-asian="15pt" style:font-weight-asian="bold" style:font-size-complex="15pt" style:font-weight-complex="bold"/>
    </style:style>
    <style:style style:name="P22" style:family="paragraph" style:parent-style-name="Standard" style:list-style-name="L1">
      <style:paragraph-properties fo:text-align="start" style:justify-single-word="false"/>
      <style:text-properties officeooo:rsid="001f5372" officeooo:paragraph-rsid="001f5372"/>
    </style:style>
    <style:style style:name="P23" style:family="paragraph" style:parent-style-name="Standard">
      <style:paragraph-properties fo:text-align="start" style:justify-single-word="false"/>
      <style:text-properties officeooo:rsid="000d04cd" officeooo:paragraph-rsid="0026f9e2"/>
    </style:style>
    <style:style style:name="P24" style:family="paragraph" style:parent-style-name="Standard">
      <style:paragraph-properties fo:text-align="start" style:justify-single-word="false"/>
      <style:text-properties officeooo:rsid="000daca8" officeooo:paragraph-rsid="0026f9e2"/>
    </style:style>
    <style:style style:name="P25" style:family="paragraph" style:parent-style-name="Standard">
      <style:paragraph-properties fo:text-align="start" style:justify-single-word="false"/>
      <style:text-properties officeooo:paragraph-rsid="0026f9e2"/>
    </style:style>
    <style:style style:name="P26" style:family="paragraph" style:parent-style-name="Standard">
      <style:paragraph-properties fo:text-align="start" style:justify-single-word="false"/>
      <style:text-properties officeooo:rsid="0010bc3b" officeooo:paragraph-rsid="0026f9e2"/>
    </style:style>
    <style:style style:name="P27" style:family="paragraph" style:parent-style-name="Standard">
      <style:paragraph-properties fo:text-align="start" style:justify-single-word="false"/>
      <style:text-properties officeooo:rsid="00117f31" officeooo:paragraph-rsid="0026f9e2"/>
    </style:style>
    <style:style style:name="P28" style:family="paragraph" style:parent-style-name="Standard">
      <style:paragraph-properties fo:text-align="start" style:justify-single-word="false"/>
      <style:text-properties officeooo:rsid="001475a8" officeooo:paragraph-rsid="0026f9e2"/>
    </style:style>
    <style:style style:name="P29" style:family="paragraph" style:parent-style-name="Standard">
      <style:paragraph-properties fo:text-align="start" style:justify-single-word="false"/>
      <style:text-properties officeooo:rsid="001be5ae" officeooo:paragraph-rsid="0026f9e2"/>
    </style:style>
    <style:style style:name="T1" style:family="text">
      <style:text-properties fo:font-size="15pt" fo:font-weight="normal" officeooo:rsid="0010bc3b" style:font-size-asian="15pt" style:font-weight-asian="normal" style:font-size-complex="15pt" style:font-weight-complex="normal"/>
    </style:style>
    <style:style style:name="T2" style:family="text">
      <style:text-properties fo:font-size="15pt" style:font-size-asian="15pt" style:font-size-complex="15pt"/>
    </style:style>
    <style:style style:name="T3" style:family="text">
      <style:text-properties fo:font-size="15pt" officeooo:rsid="000b149f" style:font-size-asian="15pt" style:font-size-complex="15pt"/>
    </style:style>
    <style:style style:name="T4" style:family="text">
      <style:text-properties fo:font-size="15pt" officeooo:rsid="0016734e" style:font-size-asian="15pt" style:font-size-complex="15pt"/>
    </style:style>
    <style:style style:name="T5" style:family="text">
      <style:text-properties fo:font-size="15pt" officeooo:rsid="001df458" style:font-size-asian="15pt" style:font-size-complex="15pt"/>
    </style:style>
    <style:style style:name="T6" style:family="text">
      <style:text-properties fo:font-size="15pt" officeooo:rsid="000edce3" style:font-size-asian="15pt" style:font-size-complex="15pt"/>
    </style:style>
    <style:style style:name="T7" style:family="text">
      <style:text-properties fo:font-size="15pt" officeooo:rsid="0010bc3b" style:font-size-asian="15pt" style:font-size-complex="15pt"/>
    </style:style>
    <style:style style:name="T8" style:family="text">
      <style:text-properties fo:font-size="15pt" officeooo:rsid="000ee5ab" style:font-size-asian="15pt" style:font-size-complex="15pt"/>
    </style:style>
    <style:style style:name="T9" style:family="text">
      <style:text-properties fo:font-size="15pt" officeooo:rsid="00117f31" style:font-size-asian="15pt" style:font-size-complex="15pt"/>
    </style:style>
    <style:style style:name="T10" style:family="text">
      <style:text-properties fo:font-size="15pt" officeooo:rsid="00140104" style:font-size-asian="15pt" style:font-size-complex="15pt"/>
    </style:style>
    <style:style style:name="T11" style:family="text">
      <style:text-properties fo:font-size="15pt" officeooo:rsid="00125549" style:font-size-asian="15pt" style:font-size-complex="15pt"/>
    </style:style>
    <style:style style:name="T12" style:family="text">
      <style:text-properties fo:font-size="15pt" officeooo:rsid="001849ba" style:font-size-asian="15pt" style:font-size-complex="15pt"/>
    </style:style>
    <style:style style:name="T13" style:family="text">
      <style:text-properties fo:font-size="15pt" officeooo:rsid="00193b42" style:font-size-asian="15pt" style:font-size-complex="15pt"/>
    </style:style>
    <style:style style:name="T14" style:family="text">
      <style:text-properties fo:font-size="15pt" officeooo:rsid="001bf684" style:font-size-asian="15pt" style:font-size-complex="15pt"/>
    </style:style>
    <style:style style:name="T15" style:family="text">
      <style:text-properties fo:font-size="15pt" officeooo:rsid="001ddb13" style:font-size-asian="15pt" style:font-size-complex="15pt"/>
    </style:style>
    <style:style style:name="T16" style:family="text">
      <style:text-properties fo:font-size="15pt" officeooo:rsid="001c2061" style:font-size-asian="15pt" style:font-size-complex="15pt"/>
    </style:style>
    <style:style style:name="T17" style:family="text">
      <style:text-properties fo:font-size="15pt" officeooo:rsid="001e2529" style:font-size-asian="15pt" style:font-size-complex="15pt"/>
    </style:style>
    <style:style style:name="T18" style:family="text">
      <style:text-properties fo:font-size="15pt" officeooo:rsid="001f5372" style:font-size-asian="15pt" style:font-size-complex="15pt"/>
    </style:style>
    <style:style style:name="T19" style:family="text">
      <style:text-properties officeooo:rsid="0016734e"/>
    </style:style>
    <style:style style:name="T20" style:family="text">
      <style:text-properties officeooo:rsid="001e2529"/>
    </style:style>
    <style:style style:name="T21" style:family="text">
      <style:text-properties officeooo:rsid="001f5372"/>
    </style:style>
    <style:style style:name="T22" style:family="text">
      <style:text-properties officeooo:rsid="00239032"/>
    </style:style>
    <style:style style:name="T23" style:family="text">
      <style:text-properties officeooo:rsid="00259d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elazione progetto Automa Cellulare</text:p>
      <text:p text:style-name="P12"/>
      <text:p text:style-name="P6">Il mio progetto consiste nell’implementazione in MPI di un automa cellulare che prevede l’evoluzione di un terreno, analogalmente all’automa cellulare “Forest fire”.</text:p>
      <text:p text:style-name="P6"/>
      <text:p text:style-name="P11"><text:span text:style-name="T3">H</text:span><text:span text:style-name="T2">o visto su internet l’evoluzione del modello Forest fire e mi è piaciuto tanto perché, a differenza di altri automi cellulari come il gioco della vita, le sue iterazioni non considerano soltanto le celle adiacenti, come generatrici di evoluzioni, ma anche dei parametri probabilistici, legati sia alla generazione di nuovi alberi che di incendi. </text:span><text:span text:style-name="T18">Un aspetto che non ho apprezzato del modello forest fire è la sua grafica, per questo ho deciso di caricare opportune immagini per rendere più comprensibile l’esperimento dell’automa cellulare.</text:span></text:p>
      <text:p text:style-name="P3"/>
      <text:p text:style-name="P10"><text:span text:style-name="T17">Con l</text:span><text:span text:style-name="T16">’automa Terreno, vuole andare ad analizzare l’espansione di possibili infezioni che colpiscono le piante </text:span><text:span text:style-name="T15">(in specialmodo gli ulivi, qui rappresentati, con il virus della xylella, anche se ho deciso di rimanere sul generale)</text:span><text:span text:style-name="T16">, similmente a quanto accade agli esseri umani oppure ad altri esseri viventi, tenendo come paramentro fondamentale la distanza </text:span><text:span text:style-name="T17">delle celle della matrice</text:span><text:span text:style-name="T16">.</text:span></text:p>
      <text:p text:style-name="P2"/>
      <text:p text:style-name="P1"><text:span text:style-name="T20">L’automa</text:span> considera diversi parametri:</text:p>
      <text:list xml:id="list853350275" text:style-name="L1">
        <text:list-item>
          <text:p text:style-name="P13">Evoluzione statica del vegetale, da germoglio ad albero passando per pianta. Una volta, divenuto albero, esso permane in questa condizione;</text:p>
        </text:list-item>
        <text:list-item>
          <text:p text:style-name="P14">Probabilità che un vegetale secchi casualmente <text:span text:style-name="T21">(percentuale crescente da germoglio ad albero germoglio &lt; pianta &lt; albero)</text:span> oppure perché adiacente ad un certo numero di vegetali secchi;</text:p>
        </text:list-item>
        <text:list-item>
          <text:p text:style-name="P14">Probabilità che un vegetale si infetti casualmente <text:span text:style-name="T21">(percentuale crescente da germoglio ad albero, quindi una pianta ha più probabilità di infettarsi rispetto ad un albero <text:s/>e l’albero ha più probabilità di infettarsi rispetto alla pianta)</text:span> oppure data dalla vicinanza di altre celle infette;</text:p>
        </text:list-item>
        <text:list-item>
          <text:p text:style-name="P14">Probabilità che dato una zolla di terreno vuota si generi un nuovo germoglio, perché ho dato la possibilità di piantare soltanto nuovi germogli, una volta che l’automa è stato lanciato;</text:p>
        </text:list-item>
        <text:list-item>
          <text:p text:style-name="P14">Probabilità di determinare la percentuale di piante presenti all’inizio;</text:p>
        </text:list-item>
        <text:list-item>
          <text:p text:style-name="P14">Possibilità di modificare tutte le percentuali citate sopra per osservare meglio e/o accentuare fenomeni;</text:p>
        </text:list-item>
        <text:list-item>
          <text:p text:style-name="P22"><text:span text:style-name="T17">P</text:span><text:span text:style-name="T2">ossibilità di eliminare le infezioni dei vegetali in un determinato momento.</text:span></text:p>
        </text:list-item>
      </text:list>
      <text:p text:style-name="P4"/>
      <text:p text:style-name="P5"/>
      <text:p text:style-name="P5"/>
      <text:p text:style-name="P5"><text:soft-page-break/>Spiegazione</text:p>
      <text:p text:style-name="P7">Classi:</text:p>
      <text:list xml:id="list31073758" text:style-name="L2">
        <text:list-item>
          <text:p text:style-name="P19">Immagini: salvo le immagini che leggo da input, salvate nel resources in un vettore;</text:p>
        </text:list-item>
        <text:list-item>
          <text:p text:style-name="P19">Stato: creo delle varaibili constant<text:span text:style-name="T22">i che indicano lo stato in cui si trovano le piante;</text:span></text:p>
        </text:list-item>
        <text:list-item>
          <text:p text:style-name="P20">Pianta: indica lo stato della pianta, potevo anche fare una marice di int ma così è più leggibile;</text:p>
        </text:list-item>
        <text:list-item>
          <text:p text:style-name="P20">Percentuali: gestisce tutte le percentuali;</text:p>
        </text:list-item>
        <text:list-item>
          <text:p text:style-name="P20">Terreno: gestisce il core dell’automa.</text:p>
        </text:list-item>
      </text:list>
      <text:p text:style-name="P8"/>
      <text:p text:style-name="P9">Nella classe Terreno creo due matrici, in una salverò gli stati che si generano dalla prima matrice. Se una cella è vuota, si potrebbe generare un nuovo germoglio. Se un vegetale è infetto oppure secco diventerà vuoto. Se un vegetale è vivo potrebbe diventare infetto (questa probabilità ha la priorità rispetto alla condizione secco), secco oppure evolversi, mentre se è già un albero non potrà crescere di più.</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13:58:19.746635347</meta:creation-date>
    <dc:date>2021-05-08T13:41:28.977477501</dc:date>
    <meta:editing-duration>PT43M</meta:editing-duration>
    <meta:editing-cycles>14</meta:editing-cycles>
    <meta:generator>LibreOffice/6.4.7.2$Linux_X86_64 LibreOffice_project/40$Build-2</meta:generator>
    <meta:document-statistic meta:table-count="0" meta:image-count="0" meta:object-count="0" meta:page-count="2" meta:paragraph-count="20" meta:word-count="462" meta:character-count="3003" meta:non-whitespace-character-count="2572"/>
  </office:meta>
</office:document-meta>
</file>